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4c7dc" fo:wrap-option="wrap" style:vertical-align="middle"/>
    </style:style>
    <style:style style:name="ce6" style:family="table-cell" style:parent-style-name="Default">
      <style:table-cell-properties fo:background-color="#b4c7dc" fo:wrap-option="wrap"/>
    </style:style>
    <style:style style:name="ce8" style:family="table-cell" style:parent-style-name="Default">
      <style:table-cell-properties fo:background-color="#ffffa6" style:vertical-align="middle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lenállás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3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.249" calcext:value-type="float">
            <text:p>27,249</text:p>
          </table:table-cell>
          <table:table-cell table:formula="of:=[.G3]*[.D3]" office:value-type="float" office:value="190.743" calcext:value-type="float">
            <text:p>190,743</text:p>
          </table:table-cell>
          <table:table-cell table:formula="of:=[.G3]*[.F3]" office:value-type="float" office:value="272.49" calcext:value-type="float">
            <text:p>272,49</text:p>
          </table:table-cell>
          <table:table-cell table:formula="of:=IF([.F3]&gt;[.E3];[.F3];[.E3])" office:value-type="float" office:value="14" calcext:value-type="float">
            <text:p>14</text:p>
          </table:table-cell>
          <table:table-cell table:formula="of:=[.J3]*[.G3]" office:value-type="float" office:value="381.486" calcext:value-type="float">
            <text:p>381,486</text:p>
          </table:table-cell>
          <table:table-cell office:value-type="string" calcext:value-type="string">
            <text:p>https://hu.farnell.com/vishay/crcw20100000z0ef/res-0r-0-75w-2010-thick-film/dp/16531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,822</text:p>
          </table:table-cell>
          <table:table-cell table:formula="of:=[.G4]*[.D4]" office:value-type="float" office:value="40.754" calcext:value-type="float">
            <text:p>40,754</text:p>
          </table:table-cell>
          <table:table-cell table:formula="of:=[.G4]*[.F4]" office:value-type="float" office:value="58.22" calcext:value-type="float">
            <text:p>58,22</text:p>
          </table:table-cell>
          <table:table-cell table:formula="of:=IF([.F4]&gt;[.E4];[.F4];[.E4])" office:value-type="float" office:value="14" calcext:value-type="float">
            <text:p>14</text:p>
          </table:table-cell>
          <table:table-cell table:formula="of:=[.J4]*[.G4]" office:value-type="float" office:value="81.508" calcext:value-type="float">
            <text:p>81,508</text:p>
          </table:table-cell>
          <table:table-cell office:value-type="string" calcext:value-type="string">
            <text:p>https://hu.farnell.com/panasonic/erj8geyj100v/res-10r-5-0-25w-1206-thick-film/dp/414789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3.925" calcext:value-type="float">
            <text:p>33,925</text:p>
          </table:table-cell>
          <table:table-cell table:formula="of:=[.G5]*[.D5]" office:value-type="float" office:value="237.475" calcext:value-type="float">
            <text:p>237,475</text:p>
          </table:table-cell>
          <table:table-cell table:formula="of:=[.G5]*[.F5]" office:value-type="float" office:value="339.25" calcext:value-type="float">
            <text:p>339,25</text:p>
          </table:table-cell>
          <table:table-cell table:formula="of:=IF([.F5]&gt;[.E5];[.F5];[.E5])" office:value-type="float" office:value="14" calcext:value-type="float">
            <text:p>14</text:p>
          </table:table-cell>
          <table:table-cell table:formula="of:=[.J5]*[.G5]" office:value-type="float" office:value="474.95" calcext:value-type="float">
            <text:p>474,95</text:p>
          </table:table-cell>
          <table:table-cell office:value-type="string" calcext:value-type="string">
            <text:p>https://hu.farnell.com/te-connectivity/crgcq1210j15r/res-15r-5-1210-thick-film/dp/286198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D6]*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G6]*[.D6]" office:value-type="float" office:value="90.635" calcext:value-type="float">
            <text:p>90,635</text:p>
          </table:table-cell>
          <table:table-cell table:formula="of:=[.G6]*[.F6]" office:value-type="float" office:value="181.27" calcext:value-type="float">
            <text:p>181,27</text:p>
          </table:table-cell>
          <table:table-cell table:formula="of:=IF([.F6]&gt;[.E6];[.F6];[.E6])" office:value-type="float" office:value="10" calcext:value-type="float">
            <text:p>10</text:p>
          </table:table-cell>
          <table:table-cell table:formula="of:=[.J6]*[.G6]" office:value-type="float" office:value="181.27" calcext:value-type="float">
            <text:p>181,27</text:p>
          </table:table-cell>
          <table:table-cell office:value-type="string" calcext:value-type="string">
            <text:p><text:span text:style-name="T1"><text:a xlink:href="https://hu.farnell.com/yageo/rc2010jk-07100rl/res-100r-5-0-75w-2010-thick-film/dp/3496392" xlink:type="simple">https://hu.farnell.com/yageo/rc2010jk-07100rl/res-100r-5-0-75w-2010-thick-film/dp/3496392</text:a></text:span>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formula="of:=[.D7]*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4.517" calcext:value-type="float">
            <text:p>14,517</text:p>
          </table:table-cell>
          <table:table-cell table:formula="of:=[.G7]*[.D7]" office:value-type="float" office:value="72.585" calcext:value-type="float">
            <text:p>72,585</text:p>
          </table:table-cell>
          <table:table-cell table:formula="of:=[.G7]*[.F7]" office:value-type="float" office:value="145.17" calcext:value-type="float">
            <text:p>145,17</text:p>
          </table:table-cell>
          <table:table-cell table:formula="of:=IF([.F7]&gt;[.E7];[.F7];[.E7])" office:value-type="float" office:value="10" calcext:value-type="float">
            <text:p>10</text:p>
          </table:table-cell>
          <table:table-cell table:formula="of:=[.J7]*[.G7]" office:value-type="float" office:value="145.17" calcext:value-type="float">
            <text:p>145,17</text:p>
          </table:table-cell>
          <table:table-cell office:value-type="string" calcext:value-type="string">
            <text:p>https://hu.farnell.com/yageo/rc2010jk-07330rl/res-330r-5-0-75w-2010-thick-film/dp/349640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table:formula="of:=[.D8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386" calcext:value-type="float">
            <text:p>4,386</text:p>
          </table:table-cell>
          <table:table-cell table:formula="of:=[.G8]*[.D8]" office:value-type="float" office:value="8.772" calcext:value-type="float">
            <text:p>8,772</text:p>
          </table:table-cell>
          <table:table-cell table:formula="of:=[.G8]*[.F8]" office:value-type="float" office:value="43.86" calcext:value-type="float">
            <text:p>43,86</text:p>
          </table:table-cell>
          <table:table-cell table:formula="of:=IF([.F8]&gt;[.E8];[.F8];[.E8])" office:value-type="float" office:value="10" calcext:value-type="float">
            <text:p>10</text:p>
          </table:table-cell>
          <table:table-cell table:formula="of:=[.J8]*[.G8]" office:value-type="float" office:value="43.86" calcext:value-type="float">
            <text:p>43,86</text:p>
          </table:table-cell>
          <table:table-cell office:value-type="string" calcext:value-type="string">
            <text:p>https://hu.farnell.com/yageo/rc1206jr-07470rl/res-470r-5-0-25w-1206-thick-film/dp/92404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table:formula="of:=[.D9]*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784" calcext:value-type="float">
            <text:p>5,784</text:p>
          </table:table-cell>
          <table:table-cell table:formula="of:=[.G9]*[.D9]" office:value-type="float" office:value="40.488" calcext:value-type="float">
            <text:p>40,488</text:p>
          </table:table-cell>
          <table:table-cell table:formula="of:=[.G9]*[.F9]" office:value-type="float" office:value="57.84" calcext:value-type="float">
            <text:p>57,84</text:p>
          </table:table-cell>
          <table:table-cell table:formula="of:=IF([.F9]&gt;[.E9];[.F9];[.E9])" office:value-type="float" office:value="14" calcext:value-type="float">
            <text:p>14</text:p>
          </table:table-cell>
          <table:table-cell table:formula="of:=[.J9]*[.G9]" office:value-type="float" office:value="80.976" calcext:value-type="float">
            <text:p>80,976</text:p>
          </table:table-cell>
          <table:table-cell office:value-type="string" calcext:value-type="string">
            <text:p>https://hu.farnell.com/multicomp-pro/mcwr12x7500ftl/res-750r-1-0-25w-thick-film/dp/2447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k</text:p>
          </table:table-cell>
          <table:table-cell office:value-type="float" office:value="8" calcext:value-type="float">
            <text:p>8</text:p>
          </table:table-cell>
          <table:table-cell table:formula="of:=[.D10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127" calcext:value-type="float">
            <text:p>18,127</text:p>
          </table:table-cell>
          <table:table-cell table:formula="of:=[.G10]*[.D10]" office:value-type="float" office:value="145.016" calcext:value-type="float">
            <text:p>145,016</text:p>
          </table:table-cell>
          <table:table-cell table:formula="of:=[.G10]*[.F10]" office:value-type="float" office:value="181.27" calcext:value-type="float">
            <text:p>181,27</text:p>
          </table:table-cell>
          <table:table-cell table:formula="of:=IF([.F10]&gt;[.E10];[.F10];[.E10])" office:value-type="float" office:value="16" calcext:value-type="float">
            <text:p>16</text:p>
          </table:table-cell>
          <table:table-cell table:formula="of:=[.J10]*[.G10]" office:value-type="float" office:value="290.032" calcext:value-type="float">
            <text:p>290,032</text:p>
          </table:table-cell>
          <table:table-cell office:value-type="string" calcext:value-type="string">
            <text:p>https://hu.farnell.com/yageo/rc2010jk-07100rl/res-100r-5-0-75w-2010-thick-film/dp/3496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k3</text:p>
          </table:table-cell>
          <table:table-cell office:value-type="float" office:value="3" calcext:value-type="float">
            <text:p>3</text:p>
          </table:table-cell>
          <table:table-cell table:formula="of:=[.D11]*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375" calcext:value-type="float">
            <text:p>7,375</text:p>
          </table:table-cell>
          <table:table-cell table:formula="of:=[.G11]*[.D11]" office:value-type="float" office:value="22.125" calcext:value-type="float">
            <text:p>22,125</text:p>
          </table:table-cell>
          <table:table-cell table:formula="of:=[.G11]*[.F11]" office:value-type="float" office:value="73.75" calcext:value-type="float">
            <text:p>73,75</text:p>
          </table:table-cell>
          <table:table-cell table:formula="of:=IF([.F11]&gt;[.E11];[.F11];[.E11])" office:value-type="float" office:value="10" calcext:value-type="float">
            <text:p>10</text:p>
          </table:table-cell>
          <table:table-cell table:formula="of:=[.J11]*[.G11]" office:value-type="float" office:value="73.75" calcext:value-type="float">
            <text:p>73,75</text:p>
          </table:table-cell>
          <table:table-cell office:value-type="string" calcext:value-type="string">
            <text:p>https://hu.farnell.com/yageo/rc1206jr-074k3l/res-4k3-5-0-25w-thick-film-1206/dp/4149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formula="of:=[.D12]*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.476" calcext:value-type="float">
            <text:p>18,476</text:p>
          </table:table-cell>
          <table:table-cell table:formula="of:=[.G12]*[.D12]" office:value-type="float" office:value="55.428" calcext:value-type="float">
            <text:p>55,428</text:p>
          </table:table-cell>
          <table:table-cell table:formula="of:=[.G12]*[.F12]" office:value-type="float" office:value="184.76" calcext:value-type="float">
            <text:p>184,76</text:p>
          </table:table-cell>
          <table:table-cell table:formula="of:=IF([.F12]&gt;[.E12];[.F12];[.E12])" office:value-type="float" office:value="10" calcext:value-type="float">
            <text:p>10</text:p>
          </table:table-cell>
          <table:table-cell table:formula="of:=[.J12]*[.G12]" office:value-type="float" office:value="184.76" calcext:value-type="float">
            <text:p>184,76</text:p>
          </table:table-cell>
          <table:table-cell office:value-type="string" calcext:value-type="string">
            <text:p>https://hu.farnell.com/yageo/rc2010jk-0710kl/res-10k-5-0-75w-2010-thick-film/dp/3496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 table:formula="of:=[.D13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765" calcext:value-type="float">
            <text:p>3,765</text:p>
          </table:table-cell>
          <table:table-cell table:formula="of:=[.G13]*[.D13]" office:value-type="float" office:value="7.53" calcext:value-type="float">
            <text:p>7,53</text:p>
          </table:table-cell>
          <table:table-cell table:formula="of:=[.G13]*[.F13]" office:value-type="float" office:value="37.65" calcext:value-type="float">
            <text:p>37,65</text:p>
          </table:table-cell>
          <table:table-cell table:formula="of:=IF([.F13]&gt;[.E13];[.F13];[.E13])" office:value-type="float" office:value="10" calcext:value-type="float">
            <text:p>10</text:p>
          </table:table-cell>
          <table:table-cell table:formula="of:=[.J13]*[.G13]" office:value-type="float" office:value="37.65" calcext:value-type="float">
            <text:p>37,65</text:p>
          </table:table-cell>
          <table:table-cell office:value-type="string" calcext:value-type="string">
            <text:p>https://hu.farnell.com/yageo/rc1206jr-0782kl/res-82k-5-0-25w-thick-film-1206/dp/414954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3:.H13])" office:value-type="float" office:value="911.551" calcext:value-type="float">
            <text:p>911,551</text:p>
          </table:table-cell>
          <table:table-cell table:style-name="ce4" table:formula="of:=SUM([.I3:.I13])" office:value-type="float" office:value="1575.53" calcext:value-type="float">
            <text:p>1575,53</text:p>
          </table:table-cell>
          <table:table-cell/>
          <table:table-cell table:style-name="ce7" table:formula="of:=SUM([.K3:.K13])" office:value-type="float" office:value="1975.412" calcext:value-type="float">
            <text:p>1975,41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ondenzátor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p8</text:p>
          </table:table-cell>
          <table:table-cell office:value-type="float" office:value="2" calcext:value-type="float">
            <text:p>2</text:p>
          </table:table-cell>
          <table:table-cell table:formula="of:=[.D18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.93" calcext:value-type="float">
            <text:p>43,93</text:p>
          </table:table-cell>
          <table:table-cell table:formula="of:=[.G18]*[.D18]" office:value-type="float" office:value="87.86" calcext:value-type="float">
            <text:p>87,86</text:p>
          </table:table-cell>
          <table:table-cell table:formula="of:=[.G18]*[.F18]" office:value-type="float" office:value="43.93" calcext:value-type="float">
            <text:p>43,93</text:p>
          </table:table-cell>
          <table:table-cell table:formula="of:=IF([.F18]&gt;[.E18];[.F18];[.E18])" office:value-type="float" office:value="4" calcext:value-type="float">
            <text:p>4</text:p>
          </table:table-cell>
          <table:table-cell table:formula="of:=[.J18]*[.G18]" office:value-type="float" office:value="175.72" calcext:value-type="float">
            <text:p>175,72</text:p>
          </table:table-cell>
          <table:table-cell office:value-type="string" calcext:value-type="string">
            <text:p>https://www.hestore.hu/prod_10020065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table:formula="of:=[.D19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.83" calcext:value-type="float">
            <text:p>61,83</text:p>
          </table:table-cell>
          <table:table-cell table:formula="of:=[.G19]*[.D19]" office:value-type="float" office:value="123.66" calcext:value-type="float">
            <text:p>123,66</text:p>
          </table:table-cell>
          <table:table-cell table:formula="of:=[.G19]*[.F19]" office:value-type="float" office:value="61.83" calcext:value-type="float">
            <text:p>61,83</text:p>
          </table:table-cell>
          <table:table-cell table:formula="of:=IF([.F19]&gt;[.E19];[.F19];[.E19])" office:value-type="float" office:value="4" calcext:value-type="float">
            <text:p>4</text:p>
          </table:table-cell>
          <table:table-cell table:formula="of:=[.J19]*[.G19]" office:value-type="float" office:value="247.32" calcext:value-type="float">
            <text:p>247,32</text:p>
          </table:table-cell>
          <table:table-cell office:value-type="string" calcext:value-type="string">
            <text:p>https://www.hestore.hu/prod_1004650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u1</text:p>
          </table:table-cell>
          <table:table-cell office:value-type="float" office:value="6" calcext:value-type="float">
            <text:p>6</text:p>
          </table:table-cell>
          <table:table-cell table:formula="of:=[.D20]*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421" calcext:value-type="float">
            <text:p>12,421</text:p>
          </table:table-cell>
          <table:table-cell table:formula="of:=[.G20]*[.D20]" office:value-type="float" office:value="74.526" calcext:value-type="float">
            <text:p>74,526</text:p>
          </table:table-cell>
          <table:table-cell table:formula="of:=[.G20]*[.F20]" office:value-type="float" office:value="124.21" calcext:value-type="float">
            <text:p>124,21</text:p>
          </table:table-cell>
          <table:table-cell table:formula="of:=IF([.F20]&gt;[.E20];[.F20];[.E20])" office:value-type="float" office:value="12" calcext:value-type="float">
            <text:p>12</text:p>
          </table:table-cell>
          <table:table-cell table:formula="of:=[.J20]*[.G20]" office:value-type="float" office:value="149.052" calcext:value-type="float">
            <text:p>149,052</text:p>
          </table:table-cell>
          <table:table-cell office:value-type="string" calcext:value-type="string">
            <text:p>https://hu.farnell.com/kemet/c1206c104k5rac7210/cap-0-1-f-50v-10-x7r-1206/dp/290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[.D2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.16" calcext:value-type="float">
            <text:p>388,16</text:p>
          </table:table-cell>
          <table:table-cell table:formula="of:=[.G21]*[.D21]" office:value-type="float" office:value="388.16" calcext:value-type="float">
            <text:p>388,16</text:p>
          </table:table-cell>
          <table:table-cell table:formula="of:=[.G21]*[.F21]" office:value-type="float" office:value="388.16" calcext:value-type="float">
            <text:p>388,16</text:p>
          </table:table-cell>
          <table:table-cell table:formula="of:=IF([.F21]&gt;[.E21];[.F21];[.E21])" office:value-type="float" office:value="2" calcext:value-type="float">
            <text:p>2</text:p>
          </table:table-cell>
          <table:table-cell table:formula="of:=[.J21]*[.G21]" office:value-type="float" office:value="776.32" calcext:value-type="float">
            <text:p>776,32</text:p>
          </table:table-cell>
          <table:table-cell office:value-type="string" calcext:value-type="string">
            <text:p>https://hu.farnell.com/yageo/cc2220kkx7r9bb105/cap-1uf-50v-mlcc-2220/dp/3764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u2</text:p>
          </table:table-cell>
          <table:table-cell office:value-type="float" office:value="2" calcext:value-type="float">
            <text:p>2</text:p>
          </table:table-cell>
          <table:table-cell table:formula="of:=[.D22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4.323" calcext:value-type="float">
            <text:p>94,323</text:p>
          </table:table-cell>
          <table:table-cell table:formula="of:=[.G22]*[.D22]" office:value-type="float" office:value="188.646" calcext:value-type="float">
            <text:p>188,646</text:p>
          </table:table-cell>
          <table:table-cell table:formula="of:=[.G22]*[.F22]" office:value-type="float" office:value="943.23" calcext:value-type="float">
            <text:p>943,23</text:p>
          </table:table-cell>
          <table:table-cell table:formula="of:=IF([.F22]&gt;[.E22];[.F22];[.E22])" office:value-type="float" office:value="10" calcext:value-type="float">
            <text:p>10</text:p>
          </table:table-cell>
          <table:table-cell table:formula="of:=[.J22]*[.G22]" office:value-type="float" office:value="943.23" calcext:value-type="float">
            <text:p>943,23</text:p>
          </table:table-cell>
          <table:table-cell office:value-type="string" calcext:value-type="string">
            <text:p>https://hu.farnell.com/multicomp-pro/mctt31x225k100ct/cap-2-2-f-10v-10-x5r-1206/dp/1759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table:formula="of:=[.D23]*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001" calcext:value-type="float">
            <text:p>38,001</text:p>
          </table:table-cell>
          <table:table-cell table:formula="of:=[.G23]*[.D23]" office:value-type="float" office:value="152.004" calcext:value-type="float">
            <text:p>152,004</text:p>
          </table:table-cell>
          <table:table-cell table:formula="of:=[.G23]*[.F23]" office:value-type="float" office:value="380.01" calcext:value-type="float">
            <text:p>380,01</text:p>
          </table:table-cell>
          <table:table-cell table:formula="of:=IF([.F23]&gt;[.E23];[.F23];[.E23])" office:value-type="float" office:value="10" calcext:value-type="float">
            <text:p>10</text:p>
          </table:table-cell>
          <table:table-cell table:formula="of:=[.J23]*[.G23]" office:value-type="float" office:value="380.01" calcext:value-type="float">
            <text:p>380,01</text:p>
          </table:table-cell>
          <table:table-cell office:value-type="string" calcext:value-type="string">
            <text:p>https://hu.farnell.com/multicomp-pro/1206x106k160ct/cap-10-f-16v-10-x5r-1206/dp/2497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table:formula="of:=[.D24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757" calcext:value-type="float">
            <text:p>40,757</text:p>
          </table:table-cell>
          <table:table-cell table:formula="of:=[.G24]*[.D24]" office:value-type="float" office:value="40.757" calcext:value-type="float">
            <text:p>40,757</text:p>
          </table:table-cell>
          <table:table-cell table:formula="of:=[.G24]*[.F24]" office:value-type="float" office:value="203.785" calcext:value-type="float">
            <text:p>203,785</text:p>
          </table:table-cell>
          <table:table-cell table:formula="of:=IF([.F24]&gt;[.E24];[.F24];[.E24])" office:value-type="float" office:value="5" calcext:value-type="float">
            <text:p>5</text:p>
          </table:table-cell>
          <table:table-cell table:formula="of:=[.J24]*[.G24]" office:value-type="float" office:value="203.785" calcext:value-type="float">
            <text:p>203,785</text:p>
          </table:table-cell>
          <table:table-cell office:value-type="string" calcext:value-type="string">
            <text:p>https://hu.farnell.com/taiyo-yuden/msast31lbb5226mtna01/cap-mlcc-22uf-25vdc-x5r-1206/dp/4666806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18:.H24])" office:value-type="float" office:value="1055.613" calcext:value-type="float">
            <text:p>1055,613</text:p>
          </table:table-cell>
          <table:table-cell table:style-name="ce4" table:formula="of:=SUM([.I18:.I24])" office:value-type="float" office:value="2145.155" calcext:value-type="float">
            <text:p>2145,155</text:p>
          </table:table-cell>
          <table:table-cell/>
          <table:table-cell table:style-name="ce7" table:formula="of:=SUM([.K18:.K24])" office:value-type="float" office:value="2875.437" calcext:value-type="float">
            <text:p>2875,43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duktivitás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table:formula="of:=[.D29]*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.967" calcext:value-type="float">
            <text:p>46,967</text:p>
          </table:table-cell>
          <table:table-cell table:formula="of:=[.G29]*[.D29]" office:value-type="float" office:value="93.934" calcext:value-type="float">
            <text:p>93,934</text:p>
          </table:table-cell>
          <table:table-cell table:formula="of:=[.G29]*[.F29]" office:value-type="float" office:value="234.835" calcext:value-type="float">
            <text:p>234,835</text:p>
          </table:table-cell>
          <table:table-cell table:formula="of:=IF([.F29]&gt;[.D29];[.F29];[.D29])" office:value-type="float" office:value="5" calcext:value-type="float">
            <text:p>5</text:p>
          </table:table-cell>
          <table:table-cell table:formula="of:=[.J29]*[.G29]" office:value-type="float" office:value="234.835" calcext:value-type="float">
            <text:p>234,835</text:p>
          </table:table-cell>
          <table:table-cell office:value-type="string" calcext:value-type="string">
            <text:p>https://hu.farnell.com/tdk/nlcv32t-100k-efr/inductor-10uh-10-0-6a-30mhz-3225/dp/274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table:formula="of:=[.D30]*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.415" calcext:value-type="float">
            <text:p>45,415</text:p>
          </table:table-cell>
          <table:table-cell table:formula="of:=[.G30]*[.D30]" office:value-type="float" office:value="45.415" calcext:value-type="float">
            <text:p>45,415</text:p>
          </table:table-cell>
          <table:table-cell table:formula="of:=[.G30]*[.F30]" office:value-type="float" office:value="454.15" calcext:value-type="float">
            <text:p>454,15</text:p>
          </table:table-cell>
          <table:table-cell table:formula="of:=IF([.F30]&gt;[.D30];[.F30];[.D30])" office:value-type="float" office:value="10" calcext:value-type="float">
            <text:p>10</text:p>
          </table:table-cell>
          <table:table-cell table:formula="of:=[.J30]*[.G30]" office:value-type="float" office:value="454.15" calcext:value-type="float">
            <text:p>454,15</text:p>
          </table:table-cell>
          <table:table-cell office:value-type="string" calcext:value-type="string">
            <text:p>https://hu.farnell.com/multicomp-pro/mcab-035075-33/ferrite-bead-100-ohm-3a-axial/dp/9265244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29:.H30])" office:value-type="float" office:value="139.349" calcext:value-type="float">
            <text:p>139,349</text:p>
          </table:table-cell>
          <table:table-cell table:style-name="ce4" table:formula="of:=SUM([.I29:.I30])" office:value-type="float" office:value="688.985" calcext:value-type="float">
            <text:p>688,985</text:p>
          </table:table-cell>
          <table:table-cell/>
          <table:table-cell table:style-name="ce7" table:formula="of:=SUM([.K29:.K30])" office:value-type="float" office:value="688.985" calcext:value-type="float">
            <text:p>688,9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varc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table:formula="of:=[.D35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.071" calcext:value-type="float">
            <text:p>50,071</text:p>
          </table:table-cell>
          <table:table-cell table:formula="of:=[.G35]*[.D35]" office:value-type="float" office:value="50.071" calcext:value-type="float">
            <text:p>50,071</text:p>
          </table:table-cell>
          <table:table-cell table:formula="of:=[.G35]*[.F35]" office:value-type="float" office:value="250.355" calcext:value-type="float">
            <text:p>250,355</text:p>
          </table:table-cell>
          <table:table-cell table:formula="of:=IF([.F35]&gt;[.E35];[.F35];[.E35])" office:value-type="float" office:value="5" calcext:value-type="float">
            <text:p>5</text:p>
          </table:table-cell>
          <table:table-cell table:formula="of:=[.J35]*[.G35]" office:value-type="float" office:value="250.355" calcext:value-type="float">
            <text:p>250,355</text:p>
          </table:table-cell>
          <table:table-cell office:value-type="string" calcext:value-type="string">
            <text:p>https://hu.farnell.com/raltron/as-8-000-20/crystal-8mhz-20pf-11-35mm-x-5mm/dp/4165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k</text:p>
          </table:table-cell>
          <table:table-cell office:value-type="float" office:value="1" calcext:value-type="float">
            <text:p>1</text:p>
          </table:table-cell>
          <table:table-cell table:formula="of:=[.D3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.85" calcext:value-type="float">
            <text:p>168,85</text:p>
          </table:table-cell>
          <table:table-cell table:formula="of:=[.G36]*[.D36]" office:value-type="float" office:value="168.85" calcext:value-type="float">
            <text:p>168,85</text:p>
          </table:table-cell>
          <table:table-cell table:formula="of:=[.G36]*[.F36]" office:value-type="float" office:value="168.85" calcext:value-type="float">
            <text:p>168,85</text:p>
          </table:table-cell>
          <table:table-cell table:formula="of:=IF([.F36]&gt;[.E36];[.F36];[.E36])" office:value-type="float" office:value="2" calcext:value-type="float">
            <text:p>2</text:p>
          </table:table-cell>
          <table:table-cell table:formula="of:=[.J36]*[.G36]" office:value-type="float" office:value="337.7" calcext:value-type="float">
            <text:p>337,7</text:p>
          </table:table-cell>
          <table:table-cell office:value-type="string" calcext:value-type="string">
            <text:p>https://hu.farnell.com/ecliptek/e1wcda12-32-768k/crystal-resonator-32-768khz-th/dp/3264583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35:.H36])" office:value-type="float" office:value="218.921" calcext:value-type="float">
            <text:p>218,921</text:p>
          </table:table-cell>
          <table:table-cell table:style-name="ce4" table:formula="of:=SUM([.I35:.I36])" office:value-type="float" office:value="419.205" calcext:value-type="float">
            <text:p>419,205</text:p>
          </table:table-cell>
          <table:table-cell/>
          <table:table-cell table:style-name="ce7" table:formula="of:=SUM([.K35:.K36])" office:value-type="float" office:value="588.055" calcext:value-type="float">
            <text:p>588,0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C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</text:p>
          </table:table-cell>
          <table:table-cell office:value-type="float" office:value="1" calcext:value-type="float">
            <text:p>1</text:p>
          </table:table-cell>
          <table:table-cell table:formula="of:=[.D4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2.448" calcext:value-type="float">
            <text:p>2542,448</text:p>
          </table:table-cell>
          <table:table-cell table:formula="of:=[.G41]*[.D41]" office:value-type="float" office:value="2542.448" calcext:value-type="float">
            <text:p>2542,448</text:p>
          </table:table-cell>
          <table:table-cell table:formula="of:=[.G41]*[.F41]" office:value-type="float" office:value="2542.448" calcext:value-type="float">
            <text:p>2542,448</text:p>
          </table:table-cell>
          <table:table-cell table:formula="of:=IF([.F41]&gt;[.E41];[.F41];[.E41])" office:value-type="float" office:value="2" calcext:value-type="float">
            <text:p>2</text:p>
          </table:table-cell>
          <table:table-cell table:formula="of:=[.J41]*[.G41]" office:value-type="float" office:value="5084.896" calcext:value-type="float">
            <text:p>5084,896</text:p>
          </table:table-cell>
          <table:table-cell office:value-type="string" calcext:value-type="string">
            <text:p>https://hu.farnell.com/stmicroelectronics/stm32l152rct6a/mcu-32bit-cortex-m3-32mhz-lqfp/dp/2333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table:formula="of:=[.D4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formula="of:=[.G42]*[.D42]" office:value-type="float" office:value="744" calcext:value-type="float">
            <text:p>744</text:p>
          </table:table-cell>
          <table:table-cell table:formula="of:=[.G42]*[.F42]" office:value-type="float" office:value="744" calcext:value-type="float">
            <text:p>744</text:p>
          </table:table-cell>
          <table:table-cell table:formula="of:=IF([.F42]&gt;[.E42];[.F42];[.E42])" office:value-type="float" office:value="2" calcext:value-type="float">
            <text:p>2</text:p>
          </table:table-cell>
          <table:table-cell table:formula="of:=[.J42]*[.G42]" office:value-type="float" office:value="1488" calcext:value-type="float">
            <text:p>1488</text:p>
          </table:table-cell>
          <table:table-cell office:value-type="string" calcext:value-type="string">
            <text:p>https://www.hestore.hu/prod_1003680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 regu</text:p>
          </table:table-cell>
          <table:table-cell office:value-type="float" office:value="1" calcext:value-type="float">
            <text:p>1</text:p>
          </table:table-cell>
          <table:table-cell table:formula="of:=[.D43]*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6.264" calcext:value-type="float">
            <text:p>96,264</text:p>
          </table:table-cell>
          <table:table-cell table:formula="of:=[.G43]*[.D43]" office:value-type="float" office:value="96.264" calcext:value-type="float">
            <text:p>96,264</text:p>
          </table:table-cell>
          <table:table-cell table:formula="of:=[.G43]*[.F43]" office:value-type="float" office:value="481.32" calcext:value-type="float">
            <text:p>481,32</text:p>
          </table:table-cell>
          <table:table-cell table:formula="of:=IF([.F43]&gt;[.E43];[.F43];[.E43])" office:value-type="float" office:value="5" calcext:value-type="float">
            <text:p>5</text:p>
          </table:table-cell>
          <table:table-cell table:formula="of:=[.J43]*[.G43]" office:value-type="float" office:value="481.32" calcext:value-type="float">
            <text:p>481,32</text:p>
          </table:table-cell>
          <table:table-cell office:value-type="string" calcext:value-type="string">
            <text:p>https://hu.farnell.com/diodes-inc/az1117ch2-3-3trg1/ldo-fixed-3-3v-0-8a-20-to-125deg/dp/348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V boost</text:p>
          </table:table-cell>
          <table:table-cell office:value-type="float" office:value="2" calcext:value-type="float">
            <text:p>2</text:p>
          </table:table-cell>
          <table:table-cell table:formula="of:=[.D44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4.245" calcext:value-type="float">
            <text:p>254,245</text:p>
          </table:table-cell>
          <table:table-cell table:formula="of:=[.G44]*[.D44]" office:value-type="float" office:value="508.49" calcext:value-type="float">
            <text:p>508,49</text:p>
          </table:table-cell>
          <table:table-cell table:formula="of:=[.G44]*[.F44]" office:value-type="float" office:value="254.245" calcext:value-type="float">
            <text:p>254,245</text:p>
          </table:table-cell>
          <table:table-cell table:formula="of:=IF([.F44]&gt;[.E44];[.F44];[.E44])" office:value-type="float" office:value="4" calcext:value-type="float">
            <text:p>4</text:p>
          </table:table-cell>
          <table:table-cell table:formula="of:=[.J44]*[.G44]" office:value-type="float" office:value="1016.98" calcext:value-type="float">
            <text:p>1016,98</text:p>
          </table:table-cell>
          <table:table-cell office:value-type="string" calcext:value-type="string">
            <text:p>https://hu.farnell.com/microchip/mic2288yd5-tr/switching-regulator-boost-sot/dp/250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bridge</text:p>
          </table:table-cell>
          <table:table-cell office:value-type="float" office:value="2" calcext:value-type="float">
            <text:p>2</text:p>
          </table:table-cell>
          <table:table-cell table:formula="of:=[.D45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.9" calcext:value-type="float">
            <text:p>250,9</text:p>
          </table:table-cell>
          <table:table-cell table:formula="of:=[.G45]*[.D45]" office:value-type="float" office:value="501.8" calcext:value-type="float">
            <text:p>501,8</text:p>
          </table:table-cell>
          <table:table-cell table:formula="of:=[.G45]*[.F45]" office:value-type="float" office:value="250.9" calcext:value-type="float">
            <text:p>250,9</text:p>
          </table:table-cell>
          <table:table-cell table:formula="of:=IF([.F45]&gt;[.E45];[.F45];[.E45])" office:value-type="float" office:value="4" calcext:value-type="float">
            <text:p>4</text:p>
          </table:table-cell>
          <table:table-cell table:formula="of:=[.J45]*[.G45]" office:value-type="float" office:value="1003.6" calcext:value-type="float">
            <text:p>1003,6</text:p>
          </table:table-cell>
          <table:table-cell office:value-type="string" calcext:value-type="string">
            <text:p><text:a xlink:href="https://hu.mouser.com/ProductDetail/Texas-Instruments/DRV8220DRLR?qs=A6eO%252BMLsxmTbgRMs5Sh%2FhA%3D%3D" xlink:type="simple">https://hu.mouser.com/ProductDetail/Texas-Instruments/DRV8220DRLR?qs=A6eO%252BMLsxmTbgRMs5Sh%2FhA%3D%3D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 rec</text:p>
          </table:table-cell>
          <table:table-cell office:value-type="float" office:value="1" calcext:value-type="float">
            <text:p>1</text:p>
          </table:table-cell>
          <table:table-cell table:formula="of:=[.D4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.377" calcext:value-type="float">
            <text:p>302,377</text:p>
          </table:table-cell>
          <table:table-cell table:formula="of:=[.G46]*[.D46]" office:value-type="float" office:value="302.377" calcext:value-type="float">
            <text:p>302,377</text:p>
          </table:table-cell>
          <table:table-cell table:formula="of:=[.G46]*[.F46]" office:value-type="float" office:value="302.377" calcext:value-type="float">
            <text:p>302,377</text:p>
          </table:table-cell>
          <table:table-cell table:formula="of:=IF([.F46]&gt;[.E46];[.F46];[.E46])" office:value-type="float" office:value="2" calcext:value-type="float">
            <text:p>2</text:p>
          </table:table-cell>
          <table:table-cell table:formula="of:=[.J46]*[.G46]" office:value-type="float" office:value="604.754" calcext:value-type="float">
            <text:p>604,754</text:p>
          </table:table-cell>
          <table:table-cell office:value-type="string" calcext:value-type="string">
            <text:p>https://hu.farnell.com/vishay/tsop34838/ir-receiver-45m-0-08mw-m2-side/dp/4913139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41:.H46])" office:value-type="float" office:value="4695.379" calcext:value-type="float">
            <text:p>4695,379</text:p>
          </table:table-cell>
          <table:table-cell table:style-name="ce4" table:formula="of:=SUM([.I41:.I46])" office:value-type="float" office:value="4575.29" calcext:value-type="float">
            <text:p>4575,29</text:p>
          </table:table-cell>
          <table:table-cell/>
          <table:table-cell table:style-name="ce7" table:formula="of:=SUM([.K41:.K46])" office:value-type="float" office:value="9679.55" calcext:value-type="float">
            <text:p>9679,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Csatlakozó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ger</text:p>
          </table:table-cell>
          <table:table-cell office:value-type="float" office:value="1" calcext:value-type="float">
            <text:p>1</text:p>
          </table:table-cell>
          <table:table-cell table:formula="of:=[.D5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1.123" calcext:value-type="float">
            <text:p>881,123</text:p>
          </table:table-cell>
          <table:table-cell table:formula="of:=[.G51]*[.D51]" office:value-type="float" office:value="881.123" calcext:value-type="float">
            <text:p>881,123</text:p>
          </table:table-cell>
          <table:table-cell table:formula="of:=[.G51]*[.F51]" office:value-type="float" office:value="881.123" calcext:value-type="float">
            <text:p>881,123</text:p>
          </table:table-cell>
          <table:table-cell table:formula="of:=IF([.F51]&gt;[.E51];[.F51];[.E51])" office:value-type="float" office:value="2" calcext:value-type="float">
            <text:p>2</text:p>
          </table:table-cell>
          <table:table-cell table:formula="of:=[.J51]*[.G51]" office:value-type="float" office:value="1762.246" calcext:value-type="float">
            <text:p>1762,246</text:p>
          </table:table-cell>
          <table:table-cell office:value-type="string" calcext:value-type="string">
            <text:p>https://hu.farnell.com/samtec/fts-107-01-l-d/connector-14pos-header-1-27mm/dp/298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 UEXT</text:p>
          </table:table-cell>
          <table:table-cell office:value-type="float" office:value="1" calcext:value-type="float">
            <text:p>1</text:p>
          </table:table-cell>
          <table:table-cell table:formula="of:=[.D5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9.347" calcext:value-type="float">
            <text:p>939,347</text:p>
          </table:table-cell>
          <table:table-cell table:formula="of:=[.G52]*[.D52]" office:value-type="float" office:value="939.347" calcext:value-type="float">
            <text:p>939,347</text:p>
          </table:table-cell>
          <table:table-cell table:formula="of:=[.G52]*[.F52]" office:value-type="float" office:value="939.347" calcext:value-type="float">
            <text:p>939,347</text:p>
          </table:table-cell>
          <table:table-cell table:formula="of:=IF([.F52]&gt;[.E52];[.F52];[.E52])" office:value-type="float" office:value="2" calcext:value-type="float">
            <text:p>2</text:p>
          </table:table-cell>
          <table:table-cell table:formula="of:=[.J52]*[.G52]" office:value-type="float" office:value="1878.694" calcext:value-type="float">
            <text:p>1878,694</text:p>
          </table:table-cell>
          <table:table-cell office:value-type="string" calcext:value-type="string">
            <text:p>https://hu.farnell.com/samtec/tssh-105-01-s-d/pin-header-10pos-2row-2-54mm-tht/dp/3732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tartó</text:p>
          </table:table-cell>
          <table:table-cell office:value-type="float" office:value="8" calcext:value-type="float">
            <text:p>8</text:p>
          </table:table-cell>
          <table:table-cell table:formula="of:=[.D53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0.995" calcext:value-type="float">
            <text:p>1540,995</text:p>
          </table:table-cell>
          <table:table-cell table:formula="of:=[.G53]*[.D53]" office:value-type="float" office:value="12327.96" calcext:value-type="float">
            <text:p>12327,96</text:p>
          </table:table-cell>
          <table:table-cell table:formula="of:=[.G53]*[.F53]" office:value-type="float" office:value="15409.95" calcext:value-type="float">
            <text:p>15409,95</text:p>
          </table:table-cell>
          <table:table-cell table:formula="of:=IF([.F53]&gt;[.E53];[.F53];[.E53])" office:value-type="float" office:value="16" calcext:value-type="float">
            <text:p>16</text:p>
          </table:table-cell>
          <table:table-cell table:formula="of:=[.J53]*[.G53]" office:value-type="float" office:value="24655.92" calcext:value-type="float">
            <text:p>24655,92</text:p>
          </table:table-cell>
          <table:table-cell office:value-type="string" calcext:value-type="string">
            <text:p>https://hu.farnell.com/keystone/1042p/battery-holder-18650-smd/dp/2674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sat</text:p>
          </table:table-cell>
          <table:table-cell office:value-type="float" office:value="2" calcext:value-type="float">
            <text:p>2</text:p>
          </table:table-cell>
          <table:table-cell table:formula="of:=[.D54]*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.619" calcext:value-type="float">
            <text:p>143,619</text:p>
          </table:table-cell>
          <table:table-cell table:formula="of:=[.G54]*[.D54]" office:value-type="float" office:value="287.238" calcext:value-type="float">
            <text:p>287,238</text:p>
          </table:table-cell>
          <table:table-cell table:formula="of:=[.G54]*[.F54]" office:value-type="float" office:value="1436.19" calcext:value-type="float">
            <text:p>1436,19</text:p>
          </table:table-cell>
          <table:table-cell table:formula="of:=IF([.F54]&gt;[.E54];[.F54];[.E54])" office:value-type="float" office:value="10" calcext:value-type="float">
            <text:p>10</text:p>
          </table:table-cell>
          <table:table-cell table:formula="of:=[.J54]*[.G54]" office:value-type="float" office:value="1436.19" calcext:value-type="float">
            <text:p>1436,19</text:p>
          </table:table-cell>
          <table:table-cell office:value-type="string" calcext:value-type="string">
            <text:p>https://hu.farnell.com/molex/90120-0122/connector-header-2pos-1row-2-54mm/dp/3051512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51:.H54])" office:value-type="float" office:value="14435.668" calcext:value-type="float">
            <text:p>14435,668</text:p>
          </table:table-cell>
          <table:table-cell table:style-name="ce4" table:formula="of:=SUM([.I51:.I54])" office:value-type="float" office:value="18666.61" calcext:value-type="float">
            <text:p>18666,61</text:p>
          </table:table-cell>
          <table:table-cell/>
          <table:table-cell table:style-name="ce7" table:formula="of:=SUM([.K51:.K54])" office:value-type="float" office:value="29733.05" calcext:value-type="float">
            <text:p>29733,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Dióda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ttky</text:p>
          </table:table-cell>
          <table:table-cell office:value-type="float" office:value="2" calcext:value-type="float">
            <text:p>2</text:p>
          </table:table-cell>
          <table:table-cell table:formula="of:=[.D59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.11" calcext:value-type="float">
            <text:p>98,11</text:p>
          </table:table-cell>
          <table:table-cell table:formula="of:=[.G59]*[.D59]" office:value-type="float" office:value="196.22" calcext:value-type="float">
            <text:p>196,22</text:p>
          </table:table-cell>
          <table:table-cell table:formula="of:=[.G59]*[.F59]" office:value-type="float" office:value="98.11" calcext:value-type="float">
            <text:p>98,11</text:p>
          </table:table-cell>
          <table:table-cell table:formula="of:=IF([.F59]&gt;[.E59];[.F59];[.E59])" office:value-type="float" office:value="4" calcext:value-type="float">
            <text:p>4</text:p>
          </table:table-cell>
          <table:table-cell table:formula="of:=[.J59]*[.G59]" office:value-type="float" office:value="392.44" calcext:value-type="float">
            <text:p>392,44</text:p>
          </table:table-cell>
          <table:table-cell office:value-type="string" calcext:value-type="string">
            <text:p>https://www.hestore.hu/prod_10046229.html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59:.H59])" office:value-type="float" office:value="196.22" calcext:value-type="float">
            <text:p>196,22</text:p>
          </table:table-cell>
          <table:table-cell table:style-name="ce4" table:formula="of:=SUM([.I59:.I59])" office:value-type="float" office:value="98.11" calcext:value-type="float">
            <text:p>98,11</text:p>
          </table:table-cell>
          <table:table-cell/>
          <table:table-cell table:style-name="ce7" table:formula="of:=SUM([.K59:.K59])" office:value-type="float" office:value="392.44" calcext:value-type="float">
            <text:p>392,4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LED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s</text:p>
          </table:table-cell>
          <table:table-cell office:value-type="float" office:value="7" calcext:value-type="float">
            <text:p>7</text:p>
          </table:table-cell>
          <table:table-cell table:formula="of:=[.D64]*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.494" calcext:value-type="float">
            <text:p>62,494</text:p>
          </table:table-cell>
          <table:table-cell table:formula="of:=[.G64]*[.D64]" office:value-type="float" office:value="437.458" calcext:value-type="float">
            <text:p>437,458</text:p>
          </table:table-cell>
          <table:table-cell table:formula="of:=[.G64]*[.F64]" office:value-type="float" office:value="312.47" calcext:value-type="float">
            <text:p>312,47</text:p>
          </table:table-cell>
          <table:table-cell table:formula="of:=IF([.F64]&gt;[.E64];[.F64];[.E64])" office:value-type="float" office:value="14" calcext:value-type="float">
            <text:p>14</text:p>
          </table:table-cell>
          <table:table-cell table:formula="of:=[.J64]*[.G64]" office:value-type="float" office:value="874.916" calcext:value-type="float">
            <text:p>874,916</text:p>
          </table:table-cell>
          <table:table-cell office:value-type="string" calcext:value-type="string">
            <text:p>https://hu.farnell.com/kingbright/kptd-3216lvsurck/chip-led-red-50mcd-1206-smd/dp/284660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64:.H64])" office:value-type="float" office:value="437.458" calcext:value-type="float">
            <text:p>437,458</text:p>
          </table:table-cell>
          <table:table-cell table:style-name="ce4" table:formula="of:=SUM([.I64:.I64])" office:value-type="float" office:value="312.47" calcext:value-type="float">
            <text:p>312,47</text:p>
          </table:table-cell>
          <table:table-cell/>
          <table:table-cell table:style-name="ce7" table:formula="of:=SUM([.K64:.K64])" office:value-type="float" office:value="874.916" calcext:value-type="float">
            <text:p>874,91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Nyomógomb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table:formula="of:=[.D69]*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8.389" calcext:value-type="float">
            <text:p>118,389</text:p>
          </table:table-cell>
          <table:table-cell table:formula="of:=[.G69]*[.D69]" office:value-type="float" office:value="118.389" calcext:value-type="float">
            <text:p>118,389</text:p>
          </table:table-cell>
          <table:table-cell table:formula="of:=[.G69]*[.F69]" office:value-type="float" office:value="1183.89" calcext:value-type="float">
            <text:p>1183,89</text:p>
          </table:table-cell>
          <table:table-cell table:formula="of:=IF([.F69]&gt;[.E69];[.F69];[.E69])" office:value-type="float" office:value="10" calcext:value-type="float">
            <text:p>10</text:p>
          </table:table-cell>
          <table:table-cell table:formula="of:=[.J69]*[.G69]" office:value-type="float" office:value="1183.89" calcext:value-type="float">
            <text:p>1183,89</text:p>
          </table:table-cell>
          <table:table-cell office:value-type="string" calcext:value-type="string">
            <text:p>https://hu.farnell.com/c-k-components/kmr241ngulclfs/tactile-switch-0-05a-32vdc-400gf/dp/39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D70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.132" calcext:value-type="float">
            <text:p>166,132</text:p>
          </table:table-cell>
          <table:table-cell table:formula="of:=[.G70]*[.D70]" office:value-type="float" office:value="166.132" calcext:value-type="float">
            <text:p>166,132</text:p>
          </table:table-cell>
          <table:table-cell table:formula="of:=[.G70]*[.F70]" office:value-type="float" office:value="166.132" calcext:value-type="float">
            <text:p>166,132</text:p>
          </table:table-cell>
          <table:table-cell table:formula="of:=IF([.F70]&gt;[.E70];[.F70];[.E70])" office:value-type="float" office:value="2" calcext:value-type="float">
            <text:p>2</text:p>
          </table:table-cell>
          <table:table-cell table:formula="of:=[.J70]*[.G70]" office:value-type="float" office:value="332.264" calcext:value-type="float">
            <text:p>332,264</text:p>
          </table:table-cell>
          <table:table-cell office:value-type="string" calcext:value-type="string">
            <text:p>https://hu.farnell.com/multicomp-pro/mp005549/microswitch-spdt-0-1a-30vdc-26gf/dp/3553961</text:p>
          </table:table-cell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69:.H70])" office:value-type="float" office:value="284.521" calcext:value-type="float">
            <text:p>284,521</text:p>
          </table:table-cell>
          <table:table-cell table:style-name="ce4" table:formula="of:=SUM([.I69:.I70])" office:value-type="float" office:value="1350.022" calcext:value-type="float">
            <text:p>1350,022</text:p>
          </table:table-cell>
          <table:table-cell/>
          <table:table-cell table:style-name="ce7" table:formula="of:=SUM([.K69:.K70])" office:value-type="float" office:value="1516.154" calcext:value-type="float">
            <text:p>1516,15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Egyéb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2" office:value-type="string" calcext:value-type="string">
            <text:p>Érték</text:p>
          </table:table-cell>
          <table:table-cell table:style-name="ce2" office:value-type="string" calcext:value-type="string">
            <text:p>db/NYÁK</text:p>
          </table:table-cell>
          <table:table-cell table:style-name="ce2"/>
          <table:table-cell table:style-name="ce2" office:value-type="string" calcext:value-type="string">
            <text:p>min rendelhető db</text:p>
          </table:table-cell>
          <table:table-cell table:style-name="ce2" office:value-type="string" calcext:value-type="string">
            <text:p>ár (Ft/db)</text:p>
          </table:table-cell>
          <table:table-cell table:style-name="ce2" office:value-type="string" calcext:value-type="string">
            <text:p>ár (Ft/NYÁK)</text:p>
          </table:table-cell>
          <table:table-cell table:style-name="ce2" office:value-type="string" calcext:value-type="string">
            <text:p>ár (Ft/min rendelhető)</text:p>
          </table:table-cell>
          <table:table-cell table:style-name="ce5" office:value-type="string" calcext:value-type="string">
            <text:p>Rendelendő mennyiség</text:p>
          </table:table-cell>
          <table:table-cell table:style-name="ce6" office:value-type="string" calcext:value-type="string">
            <text:p>Rendelés összege</text:p>
          </table:table-cell>
          <table:table-cell table:style-name="ce8" office:value-type="string" calcext:value-type="string">
            <text:p>Store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gbee</text:p>
          </table:table-cell>
          <table:table-cell office:value-type="float" office:value="1" calcext:value-type="float">
            <text:p>1</text:p>
          </table:table-cell>
          <table:table-cell table:formula="of:=[.D7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G75]*[.D75]" office:value-type="float" office:value="2000" calcext:value-type="float">
            <text:p>2000</text:p>
          </table:table-cell>
          <table:table-cell table:formula="of:=[.G75]*[.F75]" office:value-type="float" office:value="2000" calcext:value-type="float">
            <text:p>2000</text:p>
          </table:table-cell>
          <table:table-cell table:formula="of:=IF([.F75]&gt;[.E75];[.F75];[.E75])" office:value-type="float" office:value="2" calcext:value-type="float">
            <text:p>2</text:p>
          </table:table-cell>
          <table:table-cell table:formula="of:=[.J75]*[.G75]" office:value-type="float" office:value="4000" calcext:value-type="float">
            <text:p>4000</text:p>
          </table:table-cell>
          <table:table-cell office:value-type="string" calcext:value-type="string">
            <text:p>https://www.olimex.com/Products/Modules/RF/MOD-MRF24J40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gramozó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90.566" calcext:value-type="float">
            <text:p>7390,566</text:p>
          </table:table-cell>
          <table:table-cell table:formula="of:=[.G76]*[.D76]" office:value-type="float" office:value="7390.566" calcext:value-type="float">
            <text:p>7390,566</text:p>
          </table:table-cell>
          <table:table-cell table:formula="of:=[.G76]*[.F76]" office:value-type="float" office:value="7390.566" calcext:value-type="float">
            <text:p>7390,566</text:p>
          </table:table-cell>
          <table:table-cell table:formula="of:=IF([.F76]&gt;[.E76];[.F76];[.E76])" office:value-type="float" office:value="1" calcext:value-type="float">
            <text:p>1</text:p>
          </table:table-cell>
          <table:table-cell table:formula="of:=[.J76]*[.G76]" office:value-type="float" office:value="7390.566" calcext:value-type="float">
            <text:p>7390,566</text:p>
          </table:table-cell>
          <table:table-cell office:value-type="string" calcext:value-type="string">
            <text:p>https://hu.farnell.com/stmicroelectronics/stlink-v3minie/debugger-prog-probe-32bit-arm/dp/3953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table:formula="of:=[.D77]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02.05" calcext:value-type="float">
            <text:p>7802,05</text:p>
          </table:table-cell>
          <table:table-cell table:formula="of:=[.G77]*[.D77]" office:value-type="float" office:value="15604.1" calcext:value-type="float">
            <text:p>15604,1</text:p>
          </table:table-cell>
          <table:table-cell table:formula="of:=[.G77]*[.F77]" office:value-type="float" office:value="7802.05" calcext:value-type="float">
            <text:p>7802,05</text:p>
          </table:table-cell>
          <table:table-cell table:formula="of:=IF([.F77]&gt;[.E77];[.F77];[.E77])" office:value-type="float" office:value="4" calcext:value-type="float">
            <text:p>4</text:p>
          </table:table-cell>
          <table:table-cell table:formula="of:=[.J77]*[.G77]" office:value-type="float" office:value="31208.2" calcext:value-type="float">
            <text:p>31208,2</text:p>
          </table:table-cell>
          <table:table-cell office:value-type="string" calcext:value-type="string">
            <text:p>https://www.aliexpress.com/item/100500868437386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m</text:p>
          </table:table-cell>
          <table:table-cell office:value-type="float" office:value="8" calcext:value-type="float">
            <text:p>8</text:p>
          </table:table-cell>
          <table:table-cell table:formula="of:=[.D78]*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G78]*[.D78]" office:value-type="float" office:value="9512" calcext:value-type="float">
            <text:p>9512</text:p>
          </table:table-cell>
          <table:table-cell table:formula="of:=[.G78]*[.F78]" office:value-type="float" office:value="11890" calcext:value-type="float">
            <text:p>11890</text:p>
          </table:table-cell>
          <table:table-cell table:formula="of:=IF([.F78]&gt;[.E78];[.F78];[.E78])" office:value-type="float" office:value="16" calcext:value-type="float">
            <text:p>16</text:p>
          </table:table-cell>
          <table:table-cell table:formula="of:=[.J78]*[.G78]" office:value-type="float" office:value="19024" calcext:value-type="float">
            <text:p>19024</text:p>
          </table:table-cell>
          <table:table-cell office:value-type="string" calcext:value-type="string">
            <text:p>https://www.hestore.hu/prod_1004968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Ón</text:p>
          </table:table-cell>
          <table:table-cell table:number-columns-repeated="4"/>
          <table:table-cell table:formula="of:=[.G79]*[.D79]" office:value-type="float" office:value="0" calcext:value-type="float">
            <text:p>0</text:p>
          </table:table-cell>
          <table:table-cell table:formula="of:=[.G79]*[.F79]" office:value-type="float" office:value="0" calcext:value-type="float">
            <text:p>0</text:p>
          </table:table-cell>
          <table:table-cell table:formula="of:=IF([.F79]&gt;[.E79];[.F79];[.E79])" office:value-type="float" office:value="0" calcext:value-type="float">
            <text:p>0</text:p>
          </table:table-cell>
          <table:table-cell table:formula="of:=[.J79]*[.G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zta</text:p>
          </table:table-cell>
          <table:table-cell table:number-columns-repeated="4"/>
          <table:table-cell table:formula="of:=[.G80]*[.D80]" office:value-type="float" office:value="0" calcext:value-type="float">
            <text:p>0</text:p>
          </table:table-cell>
          <table:table-cell table:formula="of:=[.G80]*[.F80]" office:value-type="float" office:value="0" calcext:value-type="float">
            <text:p>0</text:p>
          </table:table-cell>
          <table:table-cell table:formula="of:=IF([.F80]&gt;[.E80];[.F80];[.E80])" office:value-type="float" office:value="0" calcext:value-type="float">
            <text:p>0</text:p>
          </table:table-cell>
          <table:table-cell table:formula="of:=[.J80]*[.G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lyasztószer</text:p>
          </table:table-cell>
          <table:table-cell table:number-columns-repeated="4"/>
          <table:table-cell table:formula="of:=[.G81]*[.D81]" office:value-type="float" office:value="0" calcext:value-type="float">
            <text:p>0</text:p>
          </table:table-cell>
          <table:table-cell table:formula="of:=[.G81]*[.F81]" office:value-type="float" office:value="0" calcext:value-type="float">
            <text:p>0</text:p>
          </table:table-cell>
          <table:table-cell table:formula="of:=IF([.F81]&gt;[.E81];[.F81];[.E81])" office:value-type="float" office:value="0" calcext:value-type="float">
            <text:p>0</text:p>
          </table:table-cell>
          <table:table-cell table:formula="of:=[.J81]*[.G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2]*[.D82]" office:value-type="float" office:value="0" calcext:value-type="float">
            <text:p>0</text:p>
          </table:table-cell>
          <table:table-cell table:formula="of:=[.G82]*[.F82]" office:value-type="float" office:value="0" calcext:value-type="float">
            <text:p>0</text:p>
          </table:table-cell>
          <table:table-cell table:formula="of:=IF([.F82]&gt;[.E82];[.F82];[.E82])" office:value-type="float" office:value="0" calcext:value-type="float">
            <text:p>0</text:p>
          </table:table-cell>
          <table:table-cell table:formula="of:=[.J82]*[.G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3]*[.D83]" office:value-type="float" office:value="0" calcext:value-type="float">
            <text:p>0</text:p>
          </table:table-cell>
          <table:table-cell table:formula="of:=[.G83]*[.F83]" office:value-type="float" office:value="0" calcext:value-type="float">
            <text:p>0</text:p>
          </table:table-cell>
          <table:table-cell table:formula="of:=IF([.F83]&gt;[.E83];[.F83];[.E83])" office:value-type="float" office:value="0" calcext:value-type="float">
            <text:p>0</text:p>
          </table:table-cell>
          <table:table-cell table:formula="of:=[.J83]*[.G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4]*[.D84]" office:value-type="float" office:value="0" calcext:value-type="float">
            <text:p>0</text:p>
          </table:table-cell>
          <table:table-cell table:formula="of:=[.G84]*[.F84]" office:value-type="float" office:value="0" calcext:value-type="float">
            <text:p>0</text:p>
          </table:table-cell>
          <table:table-cell table:formula="of:=IF([.F84]&gt;[.E84];[.F84];[.E84])" office:value-type="float" office:value="0" calcext:value-type="float">
            <text:p>0</text:p>
          </table:table-cell>
          <table:table-cell table:formula="of:=[.J84]*[.G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G85]*[.D85]" office:value-type="float" office:value="0" calcext:value-type="float">
            <text:p>0</text:p>
          </table:table-cell>
          <table:table-cell table:formula="of:=[.G85]*[.F85]" office:value-type="float" office:value="0" calcext:value-type="float">
            <text:p>0</text:p>
          </table:table-cell>
          <table:table-cell table:formula="of:=IF([.F85]&gt;[.E85];[.F85];[.E85])" office:value-type="float" office:value="0" calcext:value-type="float">
            <text:p>0</text:p>
          </table:table-cell>
          <table:table-cell table:formula="of:=[.J85]*[.G8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sszesen</text:p>
          </table:table-cell>
          <table:table-cell table:style-name="Default"/>
          <table:table-cell table:number-columns-repeated="4"/>
          <table:table-cell table:style-name="ce4" table:formula="of:=SUM([.H75:.H85])" office:value-type="float" office:value="34506.666" calcext:value-type="float">
            <text:p>34506,666</text:p>
          </table:table-cell>
          <table:table-cell table:style-name="ce4" table:formula="of:=SUM([.I75:.I85])" office:value-type="float" office:value="29082.616" calcext:value-type="float">
            <text:p>29082,616</text:p>
          </table:table-cell>
          <table:table-cell/>
          <table:table-cell table:style-name="ce7" table:formula="of:=SUM([.K75:.K85])" office:value-type="float" office:value="61622.766" calcext:value-type="float">
            <text:p>61622,76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Összköltség (szállítás nélkül)</text:p>
          </table:table-cell>
          <table:table-cell/>
          <table:table-cell table:style-name="Default"/>
          <table:table-cell office:value-type="string" calcext:value-type="string">
            <text:p>1 db NYÁK ára</text:p>
          </table:table-cell>
          <table:table-cell/>
          <table:table-cell office:value-type="string" calcext:value-type="string">
            <text:p>pcbway</text:p>
          </table:table-cell>
          <table:table-cell office:value-type="float" office:value="26500" calcext:value-type="float">
            <text:p>26500</text:p>
          </table:table-cell>
          <table:table-cell table:number-columns-repeated="5"/>
        </table:table-row>
        <table:table-row table:style-name="ro1">
          <table:table-cell table:formula="of:=SUM([.K86];[.K71];[.K65];[.K60];[.K55];[.K47];[.K37];[.K31];[.K25];[.K14])" office:value-type="float" office:value="109946.765" calcext:value-type="float">
            <text:p>109946,765</text:p>
          </table:table-cell>
          <table:table-cell/>
          <table:table-cell table:style-name="Default"/>
          <table:table-cell table:formula="of:=SUM([.H86];[.H71];[.H65];[.H60];[.H55];[.H47];[.H37];[.H25];[.H14])" office:value-type="float" office:value="56741.997" calcext:value-type="float">
            <text:p>56741,997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79268.86" calcext:value-type="float">
            <text:p>79268,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hestore</text:p>
          </table:table-cell>
          <table:table-cell office:value-type="float" office:value="33467" calcext:value-type="float">
            <text:p>334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li</text:p>
          </table:table-cell>
          <table:table-cell office:value-type="float" office:value="28679.76" calcext:value-type="float">
            <text:p>28679,7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olimex</text:p>
          </table:table-cell>
          <table:table-cell office:value-type="float" office:value="7118.56" calcext:value-type="float">
            <text:p>7118,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ouser</text:p>
          </table:table-cell>
          <table:table-cell office:value-type="float" office:value="7792.7" calcext:value-type="float">
            <text:p>7792,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7" table:formula="of:=SUM([.G90:.G95])" office:value-type="float" office:value="182826.88" calcext:value-type="float">
            <text:p>182826,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00.00.00</text:date>, <text:time style:data-style-name="N2" text:time-value="14:39:42.81141326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0:30:56.286450000</meta:creation-date>
    <meta:generator>LibreOffice/25.8.6.2$Linux_X86_64 LibreOffice_project/580$Build-2</meta:generator>
    <dc:date>2026-04-05T17:23:49.851773648</dc:date>
    <meta:editing-duration>PT3H46M5S</meta:editing-duration>
    <meta:editing-cycles>7</meta:editing-cycles>
    <meta:document-statistic meta:table-count="1" meta:cell-count="588" meta:object-count="0"/>
  </office:meta>
</office:document-meta>
</file>